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6d57f" officeooo:paragraph-rsid="0016d57f" fo:background-color="transparent" style:font-size-asian="16pt" style:font-weight-asian="bold" style:font-size-complex="16pt" style:font-weight-complex="bold"/>
    </style:style>
    <style:style style:name="P2" style:family="paragraph" style:parent-style-name="Standard">
      <style:paragraph-properties style:line-height-at-least="0.503cm"/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24pt" fo:font-weight="bold" officeooo:rsid="0016d57f" officeooo:paragraph-rsid="0016d57f" style:font-size-asian="24pt" style:font-weight-asian="bold" style:font-size-complex="24pt" style:font-weight-complex="bold"/>
    </style:style>
    <style:style style:name="P4" style:family="paragraph" style:parent-style-name="Standard">
      <style:text-properties fo:color="#cccccc" style:font-name="Droid Sans Mono" fo:font-size="16pt" fo:font-weight="bold" officeooo:rsid="0016d57f" officeooo:paragraph-rsid="0016d57f" fo:background-color="transparent" style:font-size-asian="16pt" style:font-weight-asian="bold" style:font-size-complex="16pt" style:font-weight-complex="bold"/>
    </style:style>
    <style:style style:name="P5" style:family="paragraph" style:parent-style-name="Standard">
      <style:paragraph-properties style:line-height-at-least="0.503cm"/>
      <style:text-properties fo:color="#cccccc" style:font-name="Droid Sans Mono" fo:font-size="16pt" fo:font-weight="bold" fo:background-color="transparent" style:font-size-asian="16pt" style:font-weight-asian="bold" style:font-size-complex="16pt" style:font-weight-complex="bold"/>
    </style:style>
    <style:style style:name="P6" style:family="paragraph" style:parent-style-name="Standard">
      <style:paragraph-properties style:line-height-at-least="0.503cm"/>
      <style:text-properties fo:color="#cccccc" style:font-name="Droid Sans Mono" fo:font-size="16pt" fo:font-weight="bold" officeooo:paragraph-rsid="0016d57f" fo:background-color="transparent" style:font-size-asian="16pt" style:font-weight-asian="bold" style:font-size-complex="16pt" style:font-weight-complex="bold"/>
    </style:style>
    <style:style style:name="P7" style:family="paragraph" style:parent-style-name="Standard">
      <style:paragraph-properties style:line-height-at-least="0.503cm"/>
      <style:text-properties fo:color="#808080" style:font-name="Droid Sans Mono" fo:font-size="16pt" fo:font-weight="bold" fo:background-color="transparent" style:font-size-asian="16pt" style:font-weight-asian="bold" style:font-size-complex="16pt" style:font-weight-complex="bold"/>
    </style:style>
    <style:style style:name="T1" style:family="text">
      <style:text-properties fo:color="#569cd6"/>
    </style:style>
    <style:style style:name="T2" style:family="text">
      <style:text-properties fo:color="#9cdcfe"/>
    </style:style>
    <style:style style:name="T3" style:family="text">
      <style:text-properties fo:color="#b5cea8"/>
    </style:style>
    <style:style style:name="T4" style:family="text">
      <style:text-properties fo:color="#ce9178"/>
    </style:style>
    <style:style style:name="T5" style:family="text">
      <style:text-properties fo:color="#d7ba7d"/>
    </style:style>
    <style:style style:name="T6" style:family="text">
      <style:text-properties fo:color="#c586c0"/>
    </style:style>
    <style:style style:name="T7" style:family="text">
      <style:text-properties fo:color="#dcdcaa"/>
    </style:style>
    <style:style style:name="T8" style:family="text">
      <style:text-properties fo:color="#d4d4d4"/>
    </style:style>
    <style:style style:name="T9" style:family="text">
      <style:text-properties fo:color="#4ec9b0"/>
    </style:style>
    <style:style style:name="T10" style:family="text">
      <style:text-properties fo:color="#4fc1ff"/>
    </style:style>
    <style:style style:name="T11" style:family="text">
      <style:text-properties fo:color="#8080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crolling Function</text:p>
      <text:p text:style-name="P3"/>
      <text:p text:style-name="P3"/>
      <text:p text:style-name="P3">In <text:s/>Index.txt</text:p>
      <text:p text:style-name="P1"><text:tab/></text:p>
      <text:p text:style-name="P4"><text:span text:style-name="T6">import</text:span> <text:span text:style-name="T2">React</text:span> <text:span text:style-name="T6">from</text:span> <text:span text:style-name="T4">'react'</text:span></text:p>
      <text:p text:style-name="P5"><text:span text:style-name="T6">import</text:span> <text:span text:style-name="T4">"./index.modules.scss"</text:span>;</text:p>
      <text:p text:style-name="P5"><text:span text:style-name="T1">const</text:span> <text:span text:style-name="T7">Scroll_bar</text:span> <text:span text:style-name="T8">=</text:span> () <text:span text:style-name="T1">=&gt;</text:span> {</text:p>
      <text:p text:style-name="P2"/>
      <text:p text:style-name="P5"><text:span text:style-name="T1">const</text:span> <text:span text:style-name="T7">scrollGallery</text:span> <text:span text:style-name="T8">=</text:span> (<text:span text:style-name="T2">scrollAmount</text:span><text:span text:style-name="T8">:</text:span> <text:span text:style-name="T9">number</text:span>) <text:span text:style-name="T1">=&gt;</text:span> {</text:p>
      <text:p text:style-name="P5"><text:span text:style-name="T1">const</text:span> <text:span text:style-name="T10">gallery</text:span> <text:span text:style-name="T8">=</text:span> <text:span text:style-name="T2">document</text:span>.<text:span text:style-name="T7">querySelector</text:span>(<text:span text:style-name="T4">'.gallery'</text:span>) <text:span text:style-name="T6">as</text:span> <text:span text:style-name="T9">HTMLDivElement</text:span> <text:span text:style-name="T8">|</text:span> <text:span text:style-name="T9">null</text:span>;</text:p>
      <text:p text:style-name="P5"><text:span text:style-name="T6">if</text:span> (<text:span text:style-name="T10">gallery</text:span>) {</text:p>
      <text:p text:style-name="P5"><text:span text:style-name="T10">gallery</text:span>.<text:span text:style-name="T2">scrollLeft</text:span> <text:span text:style-name="T8">+=</text:span> <text:span text:style-name="T2">scrollAmount</text:span>;</text:p>
      <text:p text:style-name="P5">}</text:p>
      <text:p text:style-name="P5">};</text:p>
      <text:p text:style-name="P2"/>
      <text:p text:style-name="P5"><text:span text:style-name="T1">const</text:span> <text:span text:style-name="T7">preventDefaultScroll</text:span> <text:span text:style-name="T8">=</text:span> (<text:span text:style-name="T2">event</text:span><text:span text:style-name="T8">:</text:span> <text:span text:style-name="T9">React</text:span>.<text:span text:style-name="T9">WheelEvent</text:span>&lt;<text:span text:style-name="T9">HTMLDivElement</text:span>&gt;) <text:span text:style-name="T1">=&gt;</text:span> {</text:p>
      <text:p text:style-name="P5"><text:span text:style-name="T2">event</text:span>.<text:span text:style-name="T7">preventDefault</text:span>();</text:p>
      <text:p text:style-name="P5">};</text:p>
      <text:p text:style-name="P5"/>
      <text:p text:style-name="P5"><text:span text:style-name="T6">return</text:span> (</text:p>
      <text:p text:style-name="P2"/>
      <text:p text:style-name="P5"><text:span text:style-name="T11">&lt;</text:span><text:span text:style-name="T1">div</text:span> <text:span text:style-name="T2">className</text:span><text:span text:style-name="T8">=</text:span><text:span text:style-name="T4">'gallery-wrap'</text:span><text:span text:style-name="T11">&gt;</text:span></text:p>
      <text:p text:style-name="P5"><text:span text:style-name="T11">&lt;</text:span><text:span text:style-name="T1">img</text:span> <text:span text:style-name="T2">className</text:span><text:span text:style-name="T8">=</text:span><text:span text:style-name="T4">'backbutton'</text:span></text:p>
      <text:p text:style-name="P5"><text:span text:style-name="T2">src</text:span><text:span text:style-name="T8">=</text:span><text:span text:style-name="T4">'https://encrypted-tbn0.gstatic.com/images?q=tbn:ANd9GcQlsVHbrLW52noeFbkUINcuO1OkN8m6b73IGFFqxGX-DySk593ayCtn1-b_0EfsPlM-RyA&amp;usqp=CAU'</text:span></text:p>
      <text:p text:style-name="P5"><text:span text:style-name="T2">alt</text:span><text:span text:style-name="T8">=</text:span><text:span text:style-name="T4">''</text:span></text:p>
      <text:p text:style-name="P5"><text:span text:style-name="T2">onClick</text:span><text:span text:style-name="T8">=</text:span><text:span text:style-name="T1">{</text:span><text:span text:style-name="T8">() </text:span><text:span text:style-name="T1">=&gt;</text:span><text:span text:style-name="T8"> </text:span><text:span text:style-name="T7">scrollGallery</text:span><text:span text:style-name="T8">(-</text:span><text:span text:style-name="T3">100</text:span><text:span text:style-name="T8">)</text:span><text:span text:style-name="T1">}</text:span><text:span text:style-name="T11">/&gt;</text:span></text:p>
      <text:p text:style-name="P5"><text:span text:style-name="T11">&lt;</text:span><text:span text:style-name="T1">div</text:span> <text:span text:style-name="T2">className</text:span><text:span text:style-name="T8">=</text:span><text:span text:style-name="T4">'gallery'</text:span> <text:span text:style-name="T2">onWheel</text:span><text:span text:style-name="T8">=</text:span><text:span text:style-name="T1">{</text:span><text:span text:style-name="T7">preventDefaultScroll</text:span><text:span text:style-name="T1">}</text:span><text:span text:style-name="T11">&gt;</text:span></text:p>
      <text:p text:style-name="P6"><text:span text:style-name="T11">&lt;</text:span><text:span text:style-name="T1">img</text:span> <text:span text:style-name="T2">src</text:span><text:span text:style-name="T8">=</text:span><text:span text:style-name="T4">"https://encrypted-tbn0.gstatic.com/images?</text:span><text:soft-page-break/><text:span text:style-name="T4">q=tbn:ANd9GcQBiB7KcR6i4lg9mz_y7DfK1Pf51yevjJX2kw&amp;usqp=CAU"</text:span> </text:p>
      <text:p text:style-name="P6"><text:span text:style-name="T2">alt</text:span><text:span text:style-name="T8">=</text:span><text:span text:style-name="T4">''</text:span><text:span text:style-name="T11">/&gt;</text:span></text:p>
      <text:p text:style-name="P6"><text:span text:style-name="T11">&lt;</text:span><text:span text:style-name="T1">img</text:span> <text:span text:style-name="T2">src</text:span><text:span text:style-name="T8">=</text:span><text:span text:style-name="T4">"https://encrypted-tbn0.gstatic.com/images?q=tbn:ANd9GcQrMlr5JwhzP_suiIuH_38QLZ0VbP51606r6w&amp;usqp=CAU"</text:span> </text:p>
      <text:p text:style-name="P6"><text:span text:style-name="T2">alt</text:span><text:span text:style-name="T8">=</text:span><text:span text:style-name="T4">''</text:span><text:span text:style-name="T11">/&gt;</text:span></text:p>
      <text:p text:style-name="P6"><text:span text:style-name="T11">&lt;</text:span><text:span text:style-name="T1">img</text:span> <text:span text:style-name="T2">src</text:span><text:span text:style-name="T8">=</text:span><text:span text:style-name="T4">"https://encrypted-tbn0.gstatic.com/images?q=tbn:ANd9GcT2udi2EssxOS7xDT4WP9qB5u7cjntAvOO-1A&amp;usqp=CAU"</text:span> </text:p>
      <text:p text:style-name="P6"><text:span text:style-name="T2">alt</text:span><text:span text:style-name="T8">=</text:span><text:span text:style-name="T4">""</text:span><text:span text:style-name="T11">/&gt;</text:span></text:p>
      <text:p text:style-name="P6"><text:span text:style-name="T11">&lt;</text:span><text:span text:style-name="T1">img</text:span> <text:span text:style-name="T2">src</text:span><text:span text:style-name="T8">=</text:span><text:span text:style-name="T4">"https://encrypted-tbn0.gstatic.com/images?q=tbn:ANd9GcQBiB7KcR6i4lg9mz_y7DfK1Pf51yevjJX2kw&amp;usqp=CAU"</text:span> </text:p>
      <text:p text:style-name="P6"><text:span text:style-name="T2">alt</text:span><text:span text:style-name="T8">=</text:span><text:span text:style-name="T4">''</text:span><text:span text:style-name="T11">/&gt;</text:span></text:p>
      <text:p text:style-name="P6"><text:span text:style-name="T11">&lt;</text:span><text:span text:style-name="T1">img</text:span> <text:span text:style-name="T2">src</text:span><text:span text:style-name="T8">=</text:span><text:span text:style-name="T4">"https://encrypted-tbn0.gstatic.com/images?q=tbn:ANd9GcQrMlr5JwhzP_suiIuH_38QLZ0VbP51606r6w&amp;usqp=CAU"</text:span> </text:p>
      <text:p text:style-name="P6"><text:span text:style-name="T2">alt</text:span><text:span text:style-name="T8">=</text:span><text:span text:style-name="T4">''</text:span><text:span text:style-name="T11">/&gt;</text:span></text:p>
      <text:p text:style-name="P6"><text:span text:style-name="T11">&lt;</text:span><text:span text:style-name="T1">img</text:span> <text:span text:style-name="T2">src</text:span><text:span text:style-name="T8">=</text:span><text:span text:style-name="T4">"https://encrypted-tbn0.gstatic.com/images?q=tbn:ANd9GcT2udi2EssxOS7xDT4WP9qB5u7cjntAvOO-1A&amp;usqp=CAU"</text:span> </text:p>
      <text:p text:style-name="P6"><text:span text:style-name="T2">alt</text:span><text:span text:style-name="T8">=</text:span><text:span text:style-name="T4">""</text:span><text:span text:style-name="T11">/&gt;</text:span></text:p>
      <text:p text:style-name="P5"><text:span text:style-name="T11">&lt;/</text:span><text:span text:style-name="T1">div</text:span><text:span text:style-name="T11">&gt;</text:span></text:p>
      <text:p text:style-name="P5"><text:span text:style-name="T11">&lt;</text:span><text:span text:style-name="T1">img</text:span> <text:span text:style-name="T2">className</text:span><text:span text:style-name="T8">=</text:span><text:span text:style-name="T4">'frontbutton'</text:span> </text:p>
      <text:p text:style-name="P5"><text:span text:style-name="T2">src</text:span><text:span text:style-name="T8">=</text:span><text:span text:style-name="T4">'https://www.stencilease.com/cdn/shop/products/ISCC0081_1024x1024.jpg?v=1586280447'</text:span> </text:p>
      <text:p text:style-name="P5"><text:span text:style-name="T2">alt</text:span><text:span text:style-name="T8">=</text:span><text:span text:style-name="T4">''</text:span></text:p>
      <text:p text:style-name="P5"><text:span text:style-name="T2">onClick</text:span><text:span text:style-name="T8">=</text:span><text:span text:style-name="T1">{</text:span><text:span text:style-name="T8">() </text:span><text:span text:style-name="T1">=&gt;</text:span><text:span text:style-name="T8"> </text:span><text:span text:style-name="T7">scrollGallery</text:span><text:span text:style-name="T8">(</text:span><text:span text:style-name="T3">100</text:span><text:span text:style-name="T8">)</text:span><text:span text:style-name="T1">}</text:span></text:p>
      <text:p text:style-name="P7">/&gt;</text:p>
      <text:p text:style-name="P5"><text:span text:style-name="T11">&lt;/</text:span><text:span text:style-name="T1">div</text:span><text:span text:style-name="T11">&gt;</text:span></text:p>
      <text:p text:style-name="P5">)</text:p>
      <text:p text:style-name="P5">}</text:p>
      <text:p text:style-name="P2"/>
      <text:p text:style-name="P5"><text:soft-page-break/><text:span text:style-name="T6">export</text:span> <text:span text:style-name="T6">default</text:span> <text:span text:style-name="T7">Scroll_bar</text:span></text:p>
      <text:p text:style-name="P1"/>
      <text:p text:style-name="P3"/>
      <text:p text:style-name="P3">In. Index.modules.scss</text:p>
      <text:p text:style-name="P3"/>
      <text:p text:style-name="P4"><text:span text:style-name="T1">*</text:span>{</text:p>
      <text:p text:style-name="P5"><text:span text:style-name="T2">margin</text:span>: <text:span text:style-name="T3">0%</text:span>;</text:p>
      <text:p text:style-name="P5"><text:span text:style-name="T2">padding</text:span>:<text:span text:style-name="T3">0%</text:span>;</text:p>
      <text:p text:style-name="P5"><text:span text:style-name="T2">box-sizing</text:span>: <text:span text:style-name="T4">border-box</text:span>;</text:p>
      <text:p text:style-name="P5">}</text:p>
      <text:p text:style-name="P5"><text:span text:style-name="T5">.gallery-wrap</text:span>{</text:p>
      <text:p text:style-name="P5"><text:span text:style-name="T2">display</text:span>: <text:span text:style-name="T4">flex</text:span>;</text:p>
      <text:p text:style-name="P5"><text:span text:style-name="T2">overflow-x</text:span>: <text:span text:style-name="T4">auto</text:span>;</text:p>
      <text:p text:style-name="P5"><text:span text:style-name="T5">.backbutton</text:span>{</text:p>
      <text:p text:style-name="P5"><text:span text:style-name="T2">margin</text:span>:<text:span text:style-name="T3">30px</text:span>;</text:p>
      <text:p text:style-name="P5"><text:span text:style-name="T2">width</text:span>:<text:span text:style-name="T3">80px</text:span>;</text:p>
      <text:p text:style-name="P5">}</text:p>
      <text:p text:style-name="P5"><text:span text:style-name="T5">.frontbutton</text:span>{</text:p>
      <text:p text:style-name="P5"><text:span text:style-name="T2">margin</text:span>: <text:span text:style-name="T3">10px</text:span>;</text:p>
      <text:p text:style-name="P5"><text:span text:style-name="T2">width</text:span>:<text:span text:style-name="T3">110px</text:span>;</text:p>
      <text:p text:style-name="P5">}</text:p>
      <text:p text:style-name="P5">}</text:p>
      <text:p text:style-name="P5"><text:span text:style-name="T5">.gallery</text:span> {</text:p>
      <text:p text:style-name="P5"><text:span text:style-name="T2">width</text:span>: <text:span text:style-name="T3">945px</text:span>;</text:p>
      <text:p text:style-name="P5"><text:span text:style-name="T2">display</text:span>: <text:span text:style-name="T4">flex</text:span>;</text:p>
      <text:p text:style-name="P5"><text:span text:style-name="T2">overflow-x</text:span>:<text:span text:style-name="T4">scroll</text:span>;</text:p>
      <text:p text:style-name="P5"><text:span text:style-name="T2">gap</text:span>: <text:span text:style-name="T3">10px</text:span>;</text:p>
      <text:p text:style-name="P5"><text:span text:style-name="T5">span</text:span> {</text:p>
      <text:p text:style-name="P5"><text:span text:style-name="T2">flex</text:span>: <text:span text:style-name="T3">0</text:span> <text:span text:style-name="T3">0</text:span> <text:span text:style-name="T4">auto</text:span>;</text:p>
      <text:p text:style-name="P5"><text:span text:style-name="T2">margin-right</text:span>: <text:span text:style-name="T3">10px</text:span>;</text:p>
      <text:p text:style-name="P5"><text:span text:style-name="T5">img</text:span> {</text:p>
      <text:p text:style-name="P5"><text:span text:style-name="T2">max-width</text:span>: <text:span text:style-name="T3">100%</text:span>;</text:p>
      <text:p text:style-name="P5"><text:span text:style-name="T2">height</text:span>: <text:span text:style-name="T4">auto</text:span>;</text:p>
      <text:p text:style-name="P5"><text:span text:style-name="T2">display</text:span>: <text:span text:style-name="T4">block</text:span>;</text:p>
      <text:p text:style-name="P5">}</text:p>
      <text:p text:style-name="P5">}</text:p>
      <text:p text:style-name="P5">}</text:p>
      <text:p text:style-name="P5"><text:soft-page-break/><text:span text:style-name="T5">.gallery::-webkit-scrollbar</text:span>{</text:p>
      <text:p text:style-name="P5"><text:span text:style-name="T2">display</text:span>: <text:span text:style-name="T4">none</text:span>;</text:p>
      <text:p text:style-name="P5">} </text:p>
      <text:p text:style-name="P5"><text:span text:style-name="T5">.gallery:hover</text:span>{</text:p>
      <text:p text:style-name="P5"><text:span text:style-name="T2">overflow</text:span>: <text:span text:style-name="T4">hidden</text:span>;</text:p>
      <text:p text:style-name="P5">}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7T12:39:18.442298829</meta:creation-date>
    <dc:date>2024-01-17T12:45:19.744830166</dc:date>
    <meta:editing-duration>PT6M1S</meta:editing-duration>
    <meta:editing-cycles>1</meta:editing-cycles>
    <meta:document-statistic meta:table-count="0" meta:image-count="0" meta:object-count="0" meta:page-count="4" meta:paragraph-count="83" meta:word-count="155" meta:character-count="2029" meta:non-whitespace-character-count="1945"/>
    <meta:generator>LibreOffice/6.4.7.2$Linux_X86_64 LibreOffice_project/40$Build-2</meta:generator>
  </office:meta>
</office:document-meta>
</file>